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nsolas" svg:font-family="Consolas" style:font-adornments="Standard" style:font-family-generic="modern" style:font-pitch="fixed"/>
    <style:font-face style:name="Courier New" svg:font-family="'Courier New'" style:font-adornments="Standard" style:font-family-generic="modern" style:font-pitch="fixed"/>
  </office:font-face-decls>
  <office:automatic-styles/>
  <office:body>
    <office:text text:use-soft-page-breaks="true">
      <text:p text:style-name="Title">Hal Spacejock book one - Sample yWriter Project</text:p>
      <text:p text:style-name="Subtitle">Simon Haynes</text:p>
      <text:h text:style-name="Heading_20_2" text:outline-level="2">Hal/Hal Spacejock ("Spacejock")</text:h>
      <text:section text:style-name="Sect1" text:name="cr1">
        <text:h text:style-name="Heading_20_3" text:outline-level="3">Beschreibung</text:h>
        <text:section text:style-name="Sect1" text:name="desc:cr1">
          <text:p text:style-name="Text_20_body"/>
        </text:section>
        <text:h text:style-name="Heading_20_3" text:outline-level="3">Biographie</text:h>
        <text:section text:style-name="Sect1" text:name="bio:cr1">
          <text:p text:style-name="Text_20_body">Somehow, Hal Spacejock ended up in the cargo game. With a loan from a dodgy operator and a ship from the wrong side of the nearest junkyard he works the back reaches of the galaxy. A couple of important things about Hal - he's determined to stay on the right side of the law, and he has a strong sense of justice.</text:p>
        </text:section>
        <text:h text:style-name="Heading_20_3" text:outline-level="3">Ziele</text:h>
        <text:section text:style-name="Sect1" text:name="goals:cr1">
          <text:p text:style-name="Text_20_body">Have fun, make money.</text:p>
        </text:section>
        <text:h text:style-name="Heading_20_3" text:outline-level="3">Notizen</text:h>
        <text:section text:style-name="Sect1" text:name="notes:cr1">
          <text:p text:style-name="Text_20_body">About Hal ...</text:p>
        </text:section>
      </text:section>
      <text:h text:style-name="Heading_20_2" text:outline-level="2">Jerling/Walter Jerling ("Walter")</text:h>
      <text:section text:style-name="Sect1" text:name="cr2">
        <text:h text:style-name="Heading_20_3" text:outline-level="3">Beschreibung</text:h>
        <text:section text:style-name="Sect1" text:name="desc:cr2">
          <text:p text:style-name="Text_20_body"/>
        </text:section>
        <text:h text:style-name="Heading_20_3" text:outline-level="3">Biographie</text:h>
        <text:section text:style-name="Sect1" text:name="bio:cr2">
          <text:p text:style-name="Text_20_body">Walter Jerling runs a conglomerate spanning several planets. Ruthless and wealthy, he's never forgotten his more modest roots and watches his money carefully.</text:p>
        </text:section>
        <text:h text:style-name="Heading_20_3" text:outline-level="3">Ziele</text:h>
        <text:section text:style-name="Sect1" text:name="goals:cr2">
          <text:p text:style-name="Text_20_body">One of his companies needs an urgent shipment of parts to complete a set of new robots for the Emperor.</text:p>
        </text:section>
        <text:h text:style-name="Heading_20_3" text:outline-level="3">Notizen</text:h>
        <text:section text:style-name="Sect1" text:name="notes:cr2">
          <text:p text:style-name="Text_20_body">About Walter ...</text:p>
        </text:section>
      </text:section>
      <text:h text:style-name="Heading_20_2" text:outline-level="2">Clunk/Clunk XG99 ("XG99")</text:h>
      <text:section text:style-name="Sect1" text:name="cr3">
        <text:h text:style-name="Heading_20_3" text:outline-level="3">Beschreibung</text:h>
        <text:section text:style-name="Sect1" text:name="desc:cr3">
          <text:p text:style-name="Text_20_body"/>
        </text:section>
        <text:h text:style-name="Heading_20_3" text:outline-level="3">Biographie</text:h>
        <text:section text:style-name="Sect1" text:name="bio:cr3">
          <text:p text:style-name="Text_20_body">Aging humanoid robot owned by Walter Jerling's company, Clunk is being shipped off for reprogramming and advanced pilot training.</text:p>
        </text:section>
        <text:h text:style-name="Heading_20_3" text:outline-level="3">Ziele</text:h>
        <text:section text:style-name="Sect1" text:name="goals:cr3">
          <text:p text:style-name="Text_20_body">Undergo a refit and advanced pilot training, making him even more useful to his owner.</text:p>
        </text:section>
        <text:h text:style-name="Heading_20_3" text:outline-level="3">Notizen</text:h>
        <text:section text:style-name="Sect1" text:name="notes:cr3">
          <text:p text:style-name="Text_20_body">About Clunk ...</text:p>
        </text:section>
      </text:section>
      <text:h text:style-name="Heading_20_2" text:outline-level="2">Vurdi/Vurdi Makalukar</text:h>
      <text:section text:style-name="Sect1" text:name="cr4">
        <text:h text:style-name="Heading_20_3" text:outline-level="3">Beschreibung</text:h>
        <text:section text:style-name="Sect1" text:name="desc:cr4">
          <text:p text:style-name="Text_20_body">Green hair, blue nose.</text:p>
        </text:section>
        <text:h text:style-name="Heading_20_3" text:outline-level="3">Biographie</text:h>
        <text:section text:style-name="Sect1" text:name="bio:cr4">
          <text:p text:style-name="Text_20_body">A freelance debt collector looking for that one big client to shake down. Has his sights on Hal and Farrell.</text:p>
        </text:section>
        <text:h text:style-name="Heading_20_3" text:outline-level="3">Ziele</text:h>
        <text:section text:style-name="Sect1" text:name="goals:cr4">
          <text:p text:style-name="Text_20_body"/>
        </text:section>
        <text:h text:style-name="Heading_20_3" text:outline-level="3">Notizen</text:h>
        <text:section text:style-name="Sect1" text:name="notes:cr4">
          <text:p text:style-name="Text_20_body"/>
        </text:section>
      </text:section>
      <text:h text:style-name="Heading_20_2" text:outline-level="2">Farrell/Farrell Hinchfig</text:h>
      <text:section text:style-name="Sect1" text:name="cr5">
        <text:h text:style-name="Heading_20_3" text:outline-level="3">Beschreibung</text:h>
        <text:section text:style-name="Sect1" text:name="desc:cr5">
          <text:p text:style-name="Text_20_body"/>
        </text:section>
        <text:h text:style-name="Heading_20_3" text:outline-level="3">Biographie</text:h>
        <text:section text:style-name="Sect1" text:name="bio:cr5">
          <text:p text:style-name="Text_20_body">Younger brother of Gordon Hinchfig, Farrell is a wastrel playboy whose money has been cut off.</text:p>
        </text:section>
        <text:h text:style-name="Heading_20_3" text:outline-level="3">Ziele</text:h>
        <text:section text:style-name="Sect1" text:name="goals:cr5">
          <text:p text:style-name="Text_20_body">Pay off his gambling debts</text:p>
        </text:section>
        <text:h text:style-name="Heading_20_3" text:outline-level="3">Notizen</text:h>
        <text:section text:style-name="Sect1" text:name="notes:cr5">
          <text:p text:style-name="Text_20_body"/>
        </text:section>
      </text:section>
      <text:h text:style-name="Heading_20_2" text:outline-level="2">Terry</text:h>
      <text:section text:style-name="Sect1" text:name="cr6">
        <text:h text:style-name="Heading_20_3" text:outline-level="3">Beschreibung</text:h>
        <text:section text:style-name="Sect1" text:name="desc:cr6">
          <text:p text:style-name="Text_20_body"/>
        </text:section>
        <text:h text:style-name="Heading_20_3" text:outline-level="3">Biographie</text:h>
        <text:section text:style-name="Sect1" text:name="bio:cr6">
          <text:p text:style-name="Text_20_body">Farrell's driver, bodyguard and dirty tricks man. Rough and tough, not someone to cross.</text:p>
        </text:section>
        <text:h text:style-name="Heading_20_3" text:outline-level="3">Ziele</text:h>
        <text:section text:style-name="Sect1" text:name="goals:cr6">
          <text:p text:style-name="Text_20_body">Whatever Farrell wants.</text:p>
        </text:section>
        <text:h text:style-name="Heading_20_3" text:outline-level="3">Notizen</text:h>
        <text:section text:style-name="Sect1" text:name="notes:cr6">
          <text:p text:style-name="Text_20_body"/>
        </text:section>
      </text:section>
      <text:h text:style-name="Heading_20_2" text:outline-level="2">Carina/Carina Rinoret</text:h>
      <text:section text:style-name="Sect1" text:name="cr7">
        <text:h text:style-name="Heading_20_3" text:outline-level="3">Beschreibung</text:h>
        <text:section text:style-name="Sect1" text:name="desc:cr7">
          <text:p text:style-name="Text_20_body"/>
        </text:section>
        <text:h text:style-name="Heading_20_3" text:outline-level="3">Biographie</text:h>
        <text:section text:style-name="Sect1" text:name="bio:cr7">
          <text:p text:style-name="Text_20_body">Walter Jerling's private assistant</text:p>
        </text:section>
        <text:h text:style-name="Heading_20_3" text:outline-level="3">Ziele</text:h>
        <text:section text:style-name="Sect1" text:name="goals:cr7">
          <text:p text:style-name="Text_20_body">Bit player</text:p>
        </text:section>
        <text:h text:style-name="Heading_20_3" text:outline-level="3">Notizen</text:h>
        <text:section text:style-name="Sect1" text:name="notes:cr7">
          <text:p text:style-name="Text_20_body"/>
        </text:section>
      </text:section>
      <text:h text:style-name="Heading_20_2" text:outline-level="2">Mike</text:h>
      <text:section text:style-name="Sect1" text:name="cr8">
        <text:h text:style-name="Heading_20_3" text:outline-level="3">Beschreibung</text:h>
        <text:section text:style-name="Sect1" text:name="desc:cr8">
          <text:p text:style-name="Text_20_body"/>
        </text:section>
        <text:h text:style-name="Heading_20_3" text:outline-level="3">Biographie</text:h>
        <text:section text:style-name="Sect1" text:name="bio:cr8">
          <text:p text:style-name="Text_20_body">Computer expert at Hinchfig Enterprises.</text:p>
        </text:section>
        <text:h text:style-name="Heading_20_3" text:outline-level="3">Ziele</text:h>
        <text:section text:style-name="Sect1" text:name="goals:cr8">
          <text:p text:style-name="Text_20_body">Bit player</text:p>
        </text:section>
        <text:h text:style-name="Heading_20_3" text:outline-level="3">Notizen</text:h>
        <text:section text:style-name="Sect1" text:name="notes:cr8">
          <text:p text:style-name="Text_20_body"/>
        </text:section>
      </text:section>
      <text:h text:style-name="Heading_20_2" text:outline-level="2">Gordon/Gordon Hinchfig</text:h>
      <text:section text:style-name="Sect1" text:name="cr9">
        <text:h text:style-name="Heading_20_3" text:outline-level="3">Beschreibung</text:h>
        <text:section text:style-name="Sect1" text:name="desc:cr9">
          <text:p text:style-name="Text_20_body"/>
        </text:section>
        <text:h text:style-name="Heading_20_3" text:outline-level="3">Biographie</text:h>
        <text:section text:style-name="Sect1" text:name="bio:cr9">
          <text:p text:style-name="Text_20_body">Owner of Hinchfig Enterprises, which he inherited from his parents. His father had business acumen and a flair for new products. Gordon has none, and so he slavishly follows his late father's methods with little of his success. His lack of business nous is the reason the company is in trouble, and the reason Farrell Hinchfig no longer has cash to throw around.</text:p>
        </text:section>
        <text:h text:style-name="Heading_20_3" text:outline-level="3">Ziele</text:h>
        <text:section text:style-name="Sect1" text:name="goals:cr9">
          <text:p text:style-name="Text_20_body">Revitalise the company</text:p>
        </text:section>
        <text:h text:style-name="Heading_20_3" text:outline-level="3">Notizen</text:h>
        <text:section text:style-name="Sect1" text:name="notes:cr9">
          <text:p text:style-name="Text_20_body"/>
        </text:section>
      </text:section>
      <text:h text:style-name="Heading_20_2" text:outline-level="2">Navcom</text:h>
      <text:section text:style-name="Sect1" text:name="cr10">
        <text:h text:style-name="Heading_20_3" text:outline-level="3">Beschreibung</text:h>
        <text:section text:style-name="Sect1" text:name="desc:cr10">
          <text:p text:style-name="Text_20_body">The Black Gull's flight computer</text:p>
        </text:section>
        <text:h text:style-name="Heading_20_3" text:outline-level="3">Biographie</text:h>
        <text:section text:style-name="Sect1" text:name="bio:cr10">
          <text:p text:style-name="Text_20_body"/>
        </text:section>
        <text:h text:style-name="Heading_20_3" text:outline-level="3">Ziele</text:h>
        <text:section text:style-name="Sect1" text:name="goals:cr10">
          <text:p text:style-name="Text_20_body"/>
        </text:section>
        <text:h text:style-name="Heading_20_3" text:outline-level="3">Notizen</text:h>
        <text:section text:style-name="Sect1" text:name="notes:cr10">
          <text:p text:style-name="Text_20_body"/>
        </text:section>
      </text:section>
      <text:h text:style-name="Heading_20_2" text:outline-level="2">Brutus</text:h>
      <text:section text:style-name="Sect1" text:name="cr11">
        <text:h text:style-name="Heading_20_3" text:outline-level="3">Beschreibung</text:h>
        <text:section text:style-name="Sect1" text:name="desc:cr11">
          <text:p text:style-name="Text_20_body">Vurdi's enforcer robot.</text:p>
        </text:section>
        <text:h text:style-name="Heading_20_3" text:outline-level="3">Biographie</text:h>
        <text:section text:style-name="Sect1" text:name="bio:cr11">
          <text:p text:style-name="Text_20_body"/>
        </text:section>
        <text:h text:style-name="Heading_20_3" text:outline-level="3">Ziele</text:h>
        <text:section text:style-name="Sect1" text:name="goals:cr11">
          <text:p text:style-name="Text_20_body"/>
        </text:section>
        <text:h text:style-name="Heading_20_3" text:outline-level="3">Notizen</text:h>
        <text:section text:style-name="Sect1" text:name="notes:cr11">
          <text:p text:style-name="Text_20_body"/>
        </text:section>
      </text:section>
      <text:h text:style-name="Heading_20_2" text:outline-level="2">Portmaster/Portmaster Linten</text:h>
      <text:section text:style-name="Sect1" text:name="cr12">
        <text:h text:style-name="Heading_20_3" text:outline-level="3">Beschreibung</text:h>
        <text:section text:style-name="Sect1" text:name="desc:cr12">
          <text:p text:style-name="Text_20_body"/>
        </text:section>
        <text:h text:style-name="Heading_20_3" text:outline-level="3">Biographie</text:h>
        <text:section text:style-name="Sect1" text:name="bio:cr12">
          <text:p text:style-name="Text_20_body"/>
        </text:section>
        <text:h text:style-name="Heading_20_3" text:outline-level="3">Ziele</text:h>
        <text:section text:style-name="Sect1" text:name="goals:cr12">
          <text:p text:style-name="Text_20_body"/>
        </text:section>
        <text:h text:style-name="Heading_20_3" text:outline-level="3">Notizen</text:h>
        <text:section text:style-name="Sect1" text:name="notes:cr12">
          <text:p text:style-name="Text_20_body"/>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onsolas" svg:font-family="Consolas" style:font-adornments="Standard"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style style:name="Standard" style:family="paragraph" style:class="text" style:master-page-name="">
      <style:paragraph-properties fo:line-height="0.73cm" style:page-number="auto"/>
      <style:text-properties style:font-name="Courier New" fo:font-size="12pt" fo:font-weight="normal"/>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00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paragraph-properties fo:margin="100%" fo:margin-left="1cm" fo:margin-right="0cm" fo:margin-top="0cm" fo:margin-bottom="0cm" fo:text-indent="0cm" style:auto-text-indent="false"/>
      <style:text-properties style:font-name="Consolas"/>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00FF" fo:font-size="10pt"/>
    </style:style>
    <style:style style:name="yWriter_20_mark_20_todo" style:display-name="yWriter mark todo" style:family="paragraph" style:parent-style-name="Standard" style:next-style-name="Standard" style:class="text">
      <style:text-properties fo:color="#B22222" fo:font-size="10pt"/>
    </style:style>
    <style:style style:name="Emphasis" style:family="text">
      <style:text-properties fo:font-style="italic" fo:background-color="transparent"/>
    </style:style>
    <style:style style:name="Strong_20_Emphasis" style:display-name="Strong Emphasis" style:family="text">
      <style:text-properties fo:text-transform="uppercase"/>
    </style:style>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office:automatic-styles>
  <office:master-styles>
    <style:master-page style:name="Standard" style:page-layout-name="Mpm1">
      <style:footer>
        <text:p text:style-name="Footer"><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Hal Spacejock book one - Sample yWriter Project</dc:title>
    <dc:description><![CDATA[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3-02-02T14:24:50Z</meta:creation-date>
    <dc:date/>
  </office:meta>
</office:document-meta>
</file>